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4000008984ED3CA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8.5in" svg:height="11in" draw:z-index="0"><draw:image xlink:href="Pictures/10000000000006A4000008984ED3CA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rge Mare</meta:initial-creator>
    <meta:creation-date>2008-03-19T13:09:57</meta:creation-date>
    <dc:creator>Jorge Mare</dc:creator>
    <dc:date>2008-03-31T13:37:37</dc:date>
    <meta:printed-by>Jorge Mare</meta:printed-by>
    <meta:print-date>2008-03-31T13:28:46</meta:print-date>
    <meta:editing-cycles>4</meta:editing-cycles>
    <meta:editing-duration>PT4M5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